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mic Sans MS" fo:font-size="7pt" officeooo:rsid="0021bd2d" officeooo:paragraph-rsid="0010ffab" style:font-size-asian="7pt" style:font-size-complex="7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T1" style:family="text">
      <style:text-properties officeooo:rsid="0025d2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vierge_portrait</text:file-name><text:tab/><text:date style:data-style-name="N37" text:date-value="2022-07-01T15:49:46.377999954" text:fixed="true">01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1T15:51:30.846000000</dc:date>
    <meta:editing-duration>PT4H7M5S</meta:editing-duration>
    <meta:editing-cycles>11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" meta:word-count="6" meta:character-count="37" meta:non-whitespace-character-count="32"/>
  </office:meta>
</office:document-meta>
</file>